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1c35" officeooo:paragraph-rsid="001b1c35"/>
    </style:style>
    <style:style style:name="P2" style:family="paragraph" style:parent-style-name="Standard">
      <style:text-properties officeooo:rsid="001cd732" officeooo:paragraph-rsid="001cd732"/>
    </style:style>
    <style:style style:name="P3" style:family="paragraph" style:parent-style-name="Standard">
      <style:text-properties officeooo:rsid="001e2842" officeooo:paragraph-rsid="001e2842"/>
    </style:style>
    <style:style style:name="P4" style:family="paragraph" style:parent-style-name="Standard">
      <style:text-properties style:text-underline-style="solid" style:text-underline-width="auto" style:text-underline-color="font-color" officeooo:rsid="001b1c35" officeooo:paragraph-rsid="001b1c35"/>
    </style:style>
    <style:style style:name="P5" style:family="paragraph" style:parent-style-name="Standard">
      <style:text-properties officeooo:rsid="001cd732" officeooo:paragraph-rsid="001cd732"/>
    </style:style>
    <style:style style:name="P6" style:family="paragraph" style:parent-style-name="Standard">
      <style:text-properties officeooo:rsid="001e4fee" officeooo:paragraph-rsid="001e4fee"/>
    </style:style>
    <style:style style:name="P7" style:family="paragraph" style:parent-style-name="Standard">
      <style:text-properties officeooo:rsid="001b1c35" officeooo:paragraph-rsid="001b1c35"/>
    </style:style>
    <style:style style:name="P8" style:family="paragraph" style:parent-style-name="Standard">
      <style:text-properties officeooo:rsid="00204985" officeooo:paragraph-rsid="00204985"/>
    </style:style>
    <style:style style:name="P9" style:family="paragraph" style:parent-style-name="Standard">
      <style:text-properties officeooo:rsid="00204985" officeooo:paragraph-rsid="0025ed46"/>
    </style:style>
    <style:style style:name="P10" style:family="paragraph" style:parent-style-name="Standard">
      <style:text-properties officeooo:rsid="0021b6be" officeooo:paragraph-rsid="0021b6be"/>
    </style:style>
    <style:style style:name="P11" style:family="paragraph" style:parent-style-name="Standard">
      <style:text-properties officeooo:rsid="00238707" officeooo:paragraph-rsid="00238707"/>
    </style:style>
    <style:style style:name="P12" style:family="paragraph" style:parent-style-name="Standard">
      <style:text-properties officeooo:rsid="00242dc1" officeooo:paragraph-rsid="00242dc1"/>
    </style:style>
    <style:style style:name="P13" style:family="paragraph" style:parent-style-name="Standard">
      <style:text-properties officeooo:rsid="0024c4d6" officeooo:paragraph-rsid="0024c4d6"/>
    </style:style>
    <style:style style:name="P14" style:family="paragraph" style:parent-style-name="Standard">
      <style:text-properties officeooo:rsid="0025ed46" officeooo:paragraph-rsid="0025ed46"/>
    </style:style>
    <style:style style:name="P15" style:family="paragraph" style:parent-style-name="Standard">
      <style:text-properties officeooo:rsid="0027487d" officeooo:paragraph-rsid="0027487d"/>
    </style:style>
    <style:style style:name="P16" style:family="paragraph" style:parent-style-name="Standard">
      <style:paragraph-properties fo:break-before="page"/>
      <style:text-properties officeooo:rsid="00204985" officeooo:paragraph-rsid="00204985"/>
    </style:style>
    <style:style style:name="T1" style:family="text">
      <style:text-properties officeooo:rsid="0024c4d6"/>
    </style:style>
    <style:style style:name="T2" style:family="text">
      <style:text-properties officeooo:rsid="0025ed46"/>
    </style:style>
    <style:style style:name="T3" style:family="text">
      <style:text-properties officeooo:rsid="00274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pps:</text:p>
      <text:p text:style-name="P2">Board-Dipschalter zur Positionsfestlegung darf vor dem Start eingestellt und abgefragt werden.</text:p>
      <text:p text:style-name="P6">Motorstärke zwischen 7 und 10 wählen, sonst zu langsam.</text:p>
      <text:p text:style-name="P11">Motor 1 an Port 0 und Motor 2 an Port 2 anstecken, damit die beiden Motorentreiber jeweils einen Motor bearbeiten.</text:p>
      <text:p text:style-name="P12">Da Schrittmotor muss zwischen 2 Richtungen eine Zeitverzögerung von 2 bis 10 Millisekunden eingefügt werden.</text:p>
      <text:p text:style-name="P2"/>
      <text:p text:style-name="P3">Was bisher geschah...</text:p>
      <text:p text:style-name="P3">09.10.2014</text:p>
      <text:p text:style-name="P3">Robi hat gelernt zu fahren, leider gibt’s noch kleinere Probleme dabei.</text:p>
      <text:p text:style-name="P3">Mittelradachsen hängen noch ein bisschen durch und müssen noch korrigiert werden.</text:p>
      <text:p text:style-name="P3">Zahnräder müssen aber ein wenig Spiel aufweisen, damit es flutscht.</text:p>
      <text:p text:style-name="P3">Die Ritzel der Motoren pressen noch ein klein wenig zu stark auf das erste Antriebsrad.</text:p>
      <text:p text:style-name="P3">Die Optokoppler an den Außenseiten sind momentan fest montiert, gefallen mir aber noch nicht =&gt; eventuell mit Kabelbindern befestigen.</text:p>
      <text:p text:style-name="P3">Das Getriebe kommt mit einer Übersetzung von 1:125 (1:5*1:5*1:5) und wurde von Professor Boersch als gut befunden.</text:p>
      <text:p text:style-name="P3">Die korrekte Abfrage der vorderen Optokopplern muss noch erfolgen. Robi dreht sich im Kreis, das Problem könnte an der Abfrage liegen.</text:p>
      <text:p text:style-name="P3">Der vordere Photosensor wurde erst mal provisorisch befestigt und soll den Fahrgast identifizieren.</text:p>
      <text:p text:style-name="P3">Der Greifer vorne muss noch mit dem passenden Motor bestückt werden.</text:p>
      <text:p text:style-name="P3">Mittig unterhalb von Robi muss noch ein passender Sensor für die Startlampe angebaut werden.</text:p>
      <text:p text:style-name="P3">Robi wurde zudem mit zwei Querverstrebungen ausgestattet, um Teile und damit Gewicht zu sparen.</text:p>
      <text:p text:style-name="P2"/>
      <text:p text:style-name="P4">Pseudocode</text:p>
      <text:p text:style-name="P1"/>
      <text:p text:style-name="P1">Spureinhaltung:<text:line-break/></text:p>
      <text:p text:style-name="P1">while(1)</text:p>
      <text:p text:style-name="P1">{</text:p>
      <text:p text:style-name="P1"><text:tab/>if((linkerOptokoppler siehtSchwarz) &amp;&amp; (rechterOptokoppler siehtWeiss))</text:p>
      <text:p text:style-name="P1"><text:tab/>{</text:p>
      <text:p text:style-name="P1"><text:tab/><text:tab/>fahreRechts();</text:p>
      <text:p text:style-name="P1"><text:tab/>}</text:p>
      <text:p text:style-name="P1"><text:tab/>else if((rechterOptokoppler siehtSchwarz) &amp;&amp; (linkerOptokoppler siehtWeiss))</text:p>
      <text:p text:style-name="P1"><text:tab/>{</text:p>
      <text:p text:style-name="P1"><text:tab/><text:tab/>fahreLinks();</text:p>
      <text:p text:style-name="P1"><text:tab/>}</text:p>
      <text:p text:style-name="P1"><text:tab/>else</text:p>
      <text:p text:style-name="P1"><text:tab/>{</text:p>
      <text:p text:style-name="P1"><text:tab/><text:tab/>fahreGeradeaus();</text:p>
      <text:p text:style-name="P1"><text:tab/>}</text:p>
      <text:p text:style-name="P1"/>
      <text:p text:style-name="P1"><text:tab/>if((linkerOptokopplerAussen siehtSchwarz) &amp;&amp; (rechterOptokopplerAussen siehtSchwarz))</text:p>
      <text:p text:style-name="P1"><text:tab/>{</text:p>
      <text:p text:style-name="P1"><text:tab/><text:tab/>pruefeFahrplan(char fahrplan);</text:p>
      <text:p text:style-name="P1"><text:tab/><text:tab/>...</text:p>
      <text:p text:style-name="P1"><text:tab/>}</text:p>
      <text:p text:style-name="P1">}</text:p>
      <text:p text:style-name="P16">Standardfunktionen:</text:p>
      <text:p text:style-name="P8"/>
      <text:p text:style-name="P8">lcd_puts(„Text“);<text:tab/><text:tab/>//Gibt Text auf Display aus – <text:span text:style-name="T3">Text muss Nullterminiert sein!</text:span></text:p>
      <text:p text:style-name="P8">wert = digital_in(0);<text:tab/><text:tab/>//Einlesen eines Wertes vom Digital-Port 0</text:p>
      <text:p text:style-name="P8">lcd_cls();<text:tab/><text:tab/><text:tab/>//<text:span text:style-name="T1">Display löschen</text:span></text:p>
      <text:p text:style-name="P8">lcd_setxy(0,0);<text:tab/><text:tab/>//Cursor in linke obere Ecke des Displays setzen</text:p>
      <text:p text:style-name="P8">lcd_ubyte(wert);<text:tab/><text:tab/>//Wert auf Display ausgeben</text:p>
      <text:p text:style-name="P8">digital_out(0,1);<text:tab/><text:tab/>//Signal auf Digital-Port 0 <text:span text:style-name="T2">aus</text:span>geben</text:p>
      <text:p text:style-name="P8">digital_out(0,0);<text:tab/><text:tab/>//Signal auf Digital-Port 0 deaktivieren</text:p>
      <text:p text:style-name="P8">wert = analog(0);<text:tab/><text:tab/>//Einlesen eines Wertes vom Analog-Port 0 (Werte zw. 0 und 255)</text:p>
      <text:p text:style-name="P9">digital<text:span text:style-name="T2">byte</text:span>_out(0,<text:span text:style-name="T2">wert</text:span>);<text:tab/>//<text:span text:style-name="T2">wert</text:span> auf Digital-Port 0 <text:span text:style-name="T2">aus</text:span>geben</text:p>
      <text:p text:style-name="P10">led(0,1);<text:tab/><text:tab/><text:tab/>//LED am Port 0 einschalten</text:p>
      <text:p text:style-name="P10">sleep(1000);<text:tab/><text:tab/><text:tab/>//Zeitverzögerung um 1 sec</text:p>
      <text:p text:style-name="P10">motor_richtung(0,0);<text:tab/><text:tab/>//Motorrichtung des Motors am Port 0 ist nun vorwärts</text:p>
      <text:p text:style-name="P10">motor_richtung(0,1);<text:tab/><text:tab/>//Motorrichtung des Motors am Port 0 ist nun rückwärts</text:p>
      <text:p text:style-name="P10">motor_pwn(0,10);<text:tab/><text:tab/>//Motorgeschwindigkeit des Motors am Port 0 ist 10</text:p>
      <text:p text:style-name="P13">servo_arc(0,90);<text:tab/><text:tab/>//Servomotor am Port 0 um 90 Grad drehen <text:span text:style-name="T3">(generell 0 -180 Grad)</text:span></text:p>
      <text:p text:style-name="P13">dip_pin(0);<text:tab/><text:tab/><text:tab/>//Dip-Schalter 0 abfragen, ob 0 oder 1 Stellung gesetzt ist</text:p>
      <text:p text:style-name="P13">clear_time();<text:tab/><text:tab/><text:tab/>//Zeitsteuerung auf 0 setzen</text:p>
      <text:p text:style-name="P13">akt_time();<text:tab/><text:tab/><text:tab/>//aktuelle Zeit in Millisekundenseit Systemstart oder Reset des oben</text:p>
      <text:p text:style-name="P13"><text:tab/><text:tab/><text:tab/><text:tab/>genannten Timers abfragen</text:p>
      <text:p text:style-name="P14">mod_ir_an();<text:tab/><text:tab/><text:tab/>//Schaltet IR-Port ein</text:p>
      <text:p text:style-name="P14">mod_ir_aus();<text:tab/><text:tab/><text:tab/>//Schaltet IR-Port aus</text:p>
      <text:p text:style-name="P15">lcd_putchar('c');<text:tab/><text:tab/>//Gibt den Buchstaben c auf dem LCD-Display aus</text:p>
      <text:p text:style-name="P15">lcd_byte(wert);<text:tab/><text:tab/>//Gibt den 8-Bit-Wert in wert als vorzeichenlose Dezimalzahl aus</text:p>
      <text:p text:style-name="P8"/>
      <text:p text:style-name="P8">Sensoren:</text:p>
      <text:p text:style-name="P8"/>
      <text:p text:style-name="P8">Digitale Sensoren:</text:p>
      <text:p text:style-name="P8">Taster</text:p>
      <text:p text:style-name="P8"/>
      <text:p text:style-name="P8">Analoge Sensoren:</text:p>
      <text:p text:style-name="P8">IR-Empfänger-Dioden, Photosensor, Optokoppler</text:p>
      <text:p text:style-name="P8"/>
      <text:p text:style-name="P8">LEDs lassen sich am IR-Port als auch am LED-Port als auch an Digital- oder Analogport anschließ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que </meta:initial-creator>
    <meta:creation-date>2014-10-09T19:34:28.918763799</meta:creation-date>
    <dc:date>2014-10-09T22:10:05.505000000</dc:date>
    <meta:editing-duration>PT1H5M52S</meta:editing-duration>
    <meta:editing-cycles>11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70" meta:word-count="455" meta:character-count="3409" meta:non-whitespace-character-count="2967"/>
  </office:meta>
</office:document-meta>
</file>